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paragraph-rsid="0007aad0"/>
    </style:style>
    <style:style style:name="P2" style:family="paragraph" style:parent-style-name="Standard">
      <style:text-properties officeooo:paragraph-rsid="0007aad0"/>
    </style:style>
    <style:style style:name="T1" style:family="text">
      <style:text-properties officeooo:rsid="0007aad0"/>
    </style:style>
    <style:style style:name="T2" style:family="text">
      <style:text-properties officeooo:rsid="0008e6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1487850476978751" text:style-name="L1">
        <text:list-item>
          <text:p text:style-name="P1"><text:span text:style-name="T1">Asd</text:span><text:span text:style-name="T2">1</text:span></text:p>
          <text:list>
            <text:list-item>
              <text:p text:style-name="P1"><text:span text:style-name="T1">ASD</text:span><text:span text:style-name="T2">2</text:span></text:p>
              <text:list>
                <text:list-item>
                  <text:p text:style-name="P1"><text:span text:style-name="T1">ASDA</text:span><text:span text:style-name="T2">3</text:span></text:p>
                  <text:list>
                    <text:list-item>
                      <text:p text:style-name="P1"><text:span text:style-name="T1">ASD</text:span><text:span text:style-name="T2">4</text:span></text:p>
                      <text:list>
                        <text:list-item>
                          <text:p text:style-name="P1"><text:span text:style-name="T1">ASD</text:span><text:span text:style-name="T2">5</text:span></text:p>
                          <text:list>
                            <text:list-item>
                              <text:p text:style-name="P1"><text:span text:style-name="T1">ADS</text:span><text:span text:style-name="T2">6</text:span></text:p>
                              <text:list>
                                <text:list-item>
                                  <text:p text:style-name="P1"><text:span text:style-name="T1">ASD</text:span><text:span text:style-name="T2">7</text:span></text:p>
                                  <text:list>
                                    <text:list-item>
                                      <text:p text:style-name="P1"><text:span text:style-name="T1">ASDA</text:span><text:span text:style-name="T2">8</text:span></text:p>
                                      <text:list>
                                        <text:list-item>
                                          <text:p text:style-name="P1"><text:span text:style-name="T1">ASDA</text:span><text:span text:style-name="T2">9</text:span></text:p>
                                          <text:list>
                                            <text:list-item>
                                              <text:p text:style-name="P1"><text:span text:style-name="T1">ASDAS</text:span></text:p>
                                            </text:list-item>
                                            <text:list-item>
                                              <text:p text:style-name="P1"><text:span text:style-name="T1">SAD </text:span><text:a xlink:type="simple" xlink:href="http://www.tool.de/"><text:span text:style-name="T1">www.tool.de</text:span></text:a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list xml:id="list3349039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"><text:span text:style-name="T1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e Henscheö</meta:initial-creator>
    <meta:creation-date>2013-11-05T07:06:19.97</meta:creation-date>
    <meta:generator>LibreOffice/4.0.4.2$Windows_x86 LibreOffice_project/9e9821abd0ffdbc09cd8c52eaa574fa09eb08f2</meta:generator>
    <dc:date>2013-11-14T13:33:18.07</dc:date>
    <dc:creator>Maike Henscheö</dc:creator>
    <meta:editing-duration>PT44M46S</meta:editing-duration>
    <meta:editing-cycles>2</meta:editing-cycles>
    <meta:document-statistic meta:table-count="1" meta:image-count="0" meta:object-count="0" meta:page-count="1" meta:paragraph-count="13" meta:word-count="24" meta:character-count="88" meta:non-whitespace-character-count="82"/>
  </office:meta>
</office:document-meta>
</file>